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3-01T20:05:02.57188" calcext:value-type="date">
            <text:p>1 mars 2025 - 20:05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2"/>
          <table:table-cell table:style-name="ce38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7:27:36.099005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3-01T20:05:06.776089109</dc:date>
    <meta:editing-duration>P2DT15H13M33S</meta:editing-duration>
    <meta:editing-cycles>126</meta:editing-cycles>
    <meta:generator>LibreOffice/25.2.1.2$Linux_X86_64 LibreOffice_project/520$Build-2</meta:generator>
    <meta:print-date>2024-12-08T19:24:22.201989724</meta:print-date>
    <meta:printed-by>Fichiers PDF</meta:printed-by>
    <meta:document-statistic meta:table-count="1" meta:cell-count="388" meta:object-count="0"/>
    <meta:user-defined meta:name="qrichtext">1</meta:user-defined>
  </office:meta>
</office:document-meta>
</file>